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2" style:family="paragraph" style:parent-style-name="Standard">
      <style:paragraph-properties fo:margin-left="0cm" fo:margin-right="0cm" fo:text-align="center" style:justify-single-word="false" fo:text-indent="0cm" style:auto-text-indent="false"/>
      <style:text-properties fo:font-size="11pt" style:font-size-asian="11pt" style:font-size-complex="11pt"/>
    </style:style>
    <style:style style:name="P3"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style>
    <style:style style:name="T1" style:family="text">
      <style:text-properties fo:font-style="italic" style:font-style-asian="italic" style:font-style-complex="italic"/>
    </style:style>
    <style:style style:name="T2" style:family="text">
      <style:text-properties fo:font-size="16pt" style:font-size-asian="16pt" style:font-size-complex="16pt"/>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REPORT</text:span><text:line-break/><text:line-break/><text:span text:style-name="T1">Lofthus frukt og saft</text:span></text:p>
      <text:p text:style-name="P2"/>
      <text:p text:style-name="P1"/>
      <text:p text:style-name="P1"><text:span text:style-name="T3">INTRODUCTION</text:span><text:line-break/><text:line-break/>A brief report on the process of making a Gantt-chart for the purpose of building a website. <text:line-break/>We will be discussing some tools and intellectual property rights. <text:line-break/><text:line-break/><text:span text:style-name="T3">INTERPRETATION OF THE TASK</text:span><text:line-break/><text:line-break/>Use knowledge of Gantt charts and report writing, plus all of the previous courses; To make a <text:line-break/>gantt chart to demonstrate the ability to plan and execute the building of a website.<text:line-break/><text:line-break/><text:span text:style-name="T3">WORK PROCESS </text:span><text:line-break/><text:line-break/>Read the course assignment(CA) and starting to make a thought map of sorts of all the tasks I needed to include in my Gantt chart. <text:line-break/><text:line-break/>Then I used the example Gantt chart provided in the CA and included some of the tasks I did not think of myself. I took an extra look at what was needed as far as specialties go. And saw that it was the same as mine. <text:line-break/><text:line-break/>Then I sorted the tasks into groups; Plan, Design, Build and launch.<text:line-break/>I took another look at my list of tasks, I choose to remove copywriter from the list before I started to make my Gantt chart using Open Office Math. <text:line-break/><text:line-break/>After my I was satisfied with my chart; And reading the assignment again, I decided to include it after all. Lofthus frukt og saft is expanding it's business and going online. So we need someone to write our advertisement material. And Search engine optimization(SEO) keywords.<text:line-break/><text:line-break/><text:span text:style-name="T3">TIMESCHEDUAL</text:span><text:line-break/><text:line-break/>There was no timeschedual specified in the CA.<text:line-break/>So I expanded the Gantt chart as I filled in new tasks. I fear that some if not all the tasks assigned time is on the optimistic side; even after I added room for extension. <text:line-break/>To make the extensions realistic is used a formula from the Lynda.com course on Gantt charts. <text:line-break/><text:line-break/><text:tab/><text:tab/><text:span text:style-name="T1">Time + (Extra / 2) = 90% chance of enough time.</text:span><text:line-break/><text:line-break/>In the formula above Time stands for original allocated time for a task. Extra is the worst possible amount of extra time I think is needed for the task to be completed.<text:line-break/><text:line-break/><text:span text:style-name="T3">COMMUNICATION</text:span><text:line-break/><text:line-break/>I imagined that everyone worked in-house at the same location. Except for the photographer.<text:line-break/>And the client of course. <text:line-break/><text:line-break/>The in-house team would communicate trough slack or face to face conversations. <text:line-break/>The project manager would communicate with the client and photographer trough Skype, discord, phone or email; or all of the above. <text:line-break/><text:line-break/>The in-house team uses Github to pull and push files on the project. Everyone work on the same repository, and have access to the whole project. <text:line-break/><text:line-break/><text:soft-page-break/><text:span text:style-name="T3">PHOTOGRAPHER<text:line-break/></text:span><text:line-break/>The Photographer doesn't have access to anything but his/her own photographs. <text:line-break/>Photos that should be taken are: <text:line-break/>Whole product-line of Lofthus frukt og saft<text:line-break/>Factory/processing plant.<text:line-break/>Surroundings of property<text:line-break/>orchard where raw-material come from<text:line-break/><text:line-break/>We need photographs of the product-line to sell products from the website. <text:line-break/>And the pictures of the factory, the surrounding area and orchard will help to demonstrate that everything is 100% pure natural products.<text:line-break/><text:line-break/><text:span text:style-name="T3">INTELLECTUAL PROPERTY</text:span><text:line-break/><text:line-break/>Photographs taken by the photographer is in a way his/her intellectual property (IP).<text:line-break/>However, when the client is satisfied and payment is completed all IP rights of the chosen material is transferred from the photographer to the client.<text:line-break/><text:line-break/>Once the client is satisfied with the website and payment is completed, all IP rights belong to the client. <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LINK TO REPO: <text:a xlink:type="simple" xlink:href="https://github.com/P1wP/school">https://github.com/P1wP/schoo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11-19T19:57:14.57</meta:creation-date>
    <meta:document-statistic meta:table-count="0" meta:image-count="0" meta:object-count="0" meta:page-count="2" meta:paragraph-count="2" meta:word-count="542" meta:character-count="3256"/>
    <dc:date>2018-11-19T20:00:55.04</dc:date>
    <meta:editing-duration>PT3M40S</meta:editing-duration>
    <meta:editing-cycles>1</meta:editing-cycles>
    <meta:generator>OpenOffice.org/3.3$Win32 OpenOffice.org_project/330m20$Build-9567</meta:generator>
  </office:meta>
</office:document-meta>
</file>